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ro" fo:country="RO" officeooo:rsid="00070547" officeooo:paragraph-rsid="00070547"/>
    </style:style>
    <style:style style:name="P2" style:family="paragraph" style:parent-style-name="Standard">
      <style:text-properties fo:language="ro" fo:country="RO" officeooo:rsid="000812e4" officeooo:paragraph-rsid="000812e4"/>
    </style:style>
    <style:style style:name="P3" style:family="paragraph" style:parent-style-name="Standard">
      <style:text-properties fo:language="ro" fo:country="RO" officeooo:rsid="000812e4" officeooo:paragraph-rsid="00094af6"/>
    </style:style>
    <style:style style:name="P4" style:family="paragraph" style:parent-style-name="Standard">
      <style:text-properties fo:language="ro" fo:country="RO" officeooo:rsid="000c653c" officeooo:paragraph-rsid="000c980f"/>
    </style:style>
    <style:style style:name="P5" style:family="paragraph" style:parent-style-name="Standard">
      <style:text-properties fo:language="ro" fo:country="RO" officeooo:rsid="000c653c" officeooo:paragraph-rsid="000dc2b1"/>
    </style:style>
    <style:style style:name="P6" style:family="paragraph" style:parent-style-name="Standard">
      <style:text-properties fo:language="ro" fo:country="RO" officeooo:rsid="000c653c" officeooo:paragraph-rsid="000e13d6"/>
    </style:style>
    <style:style style:name="P7" style:family="paragraph" style:parent-style-name="Standard">
      <style:text-properties fo:language="ro" fo:country="RO" officeooo:rsid="000e13d6" officeooo:paragraph-rsid="000e13d6"/>
    </style:style>
    <style:style style:name="P8" style:family="paragraph" style:parent-style-name="Standard">
      <style:text-properties fo:language="ro" fo:country="RO" officeooo:rsid="000c980f" officeooo:paragraph-rsid="000e13d6"/>
    </style:style>
    <style:style style:name="T1" style:family="text">
      <style:text-properties officeooo:rsid="0007ab47"/>
    </style:style>
    <style:style style:name="T2" style:family="text">
      <style:text-properties officeooo:rsid="00094af6"/>
    </style:style>
    <style:style style:name="T3" style:family="text">
      <style:text-properties officeooo:rsid="000c980f"/>
    </style:style>
    <style:style style:name="T4" style:family="text">
      <style:text-properties officeooo:rsid="000dc2b1"/>
    </style:style>
    <style:style style:name="T5" style:family="text">
      <style:text-properties officeooo:rsid="000e13d6"/>
    </style:style>
    <style:style style:name="T6" style:family="text">
      <style:text-properties officeooo:rsid="000f40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6"><text:tab/>De mic copil am observat cum rude, prieteni, cunoștințe ori suferă de cancer, boli cardiovasculare, diabet, obezitate ori au pe cineva aproape care suferă de aceste boli. </text:p>
      <text:p text:style-name="P7">Și am început să am întrebari. <text:span text:style-name="T6">D</text:span>in ce cauza apar bolile astea ? <text:span text:style-name="T6">C</text:span>um pot fi prevenitie și tratate ? <text:span text:style-name="T6">Doctorii știu cum să le trateze ? Dacă știu, de ce numarul de bolnavi este în continua creștere indiferent de numărul de doctori și asistente ?</text:span></text:p>
      <text:p text:style-name="P7"/>
      <text:p text:style-name="P8">Ulterior am aflat că se mai numesc și bolile vestului. </text:p>
      <text:p text:style-name="P6">De multe ori tratamentul <text:span text:style-name="T5">recomandat de medic</text:span> pe lângă medicamente includea și o schimbare a dietei și exercițiu fizic. </text:p>
      <text:p text:style-name="P6"><text:tab/>Faptul că dieta se schimba mi-a trezit curiozitatea și am avut o întrebare, s-ar putea să existe o dietă care să prevină bolile <text:span text:style-name="T3">vestului</text:span> și să te mențină sănătos. </text:p>
      <text:p text:style-name="P6"><text:tab/>Dar aici am întâmpinat o problemă, nu doar doctorii, aprope toate persoanele pe care le-am întrebat aveau idei <text:span text:style-name="T5">diferite </text:span>despre ce înseamnă o dietă sănătoasă. <text:span text:style-name="T3">Totuși m-am așteptat ca doctorii să știe ce este o dietă sănătoasă. </text:span><text:span text:style-name="T5">Din păcate</text:span><text:span text:style-name="T4"> nici un doctor nu mi-a putut răspunde la întrebare într-un mod satisfăcător, un doctor recomanda o dietă altul recomanda alt</text:span><text:span text:style-name="T5">a</text:span><text:span text:style-name="T4">. Am devenit tot mai confuz, cum este posibil, nu au învațat același lucru ? Din păcate am aflat mai târziu că nutriția ori nu este studiata deloc ori foarte puțin. Lucru care m-a șocat, un doctor ar trebui foarte clar să știe ce să mănânce un om ca să trăiasca sănătos și majoritate nu știu. Dacă mă duc la veterinar când pisica sau câinele <text:s/>sunt bolnave, primul lucru mă întreabă ce au mâncat. Un doctor veterinar știe ce ar trebui să mănance animalul dar un doctor pentru oameni nu știe. Dacă ar ști, ne-ar fi informat. Iar bolile vestului care îi afectează pe americani, englezi, francezi etc. și acum pe noi ar fi eradicate nu în continua creștere.</text:span></text:p>
      <text:p text:style-name="P5"/>
      <text:p text:style-name="P5"/>
      <text:p text:style-name="P5"/>
      <text:p text:style-name="P1"/>
      <text:p text:style-name="P4"><text:span text:style-name="T3">Se pare ca după al doilea război mondial ne-am schimbat dieta. Alimente procesate și alimente de origine animală au devenit tot mai ieftine, datorită avansului tehnologic, ce a <text:s/>permis tranziționarea de la producerea de armament și echipament pentru război la factory farms și fabrici pentru alimente procesate și ultra procesate.</text:span> </text:p>
      <text:p text:style-name="P4"/>
      <text:p text:style-name="P1">Cauta an</text:p>
      <text:p text:style-name="P1"/>
      <text:p text:style-name="P1"><text:tab/>Încă din anul X, doctorul Dean Ornish președinte și fondator al organizație nonporofit Preventive Medicine Research Institute a dovedit fără nici o urma de îndoiala că o dieta bazata pe plante este capabilă să <text:span text:style-name="T1">înapoieze și sa vindece bolile cardiovasculare. La vremea aceea au folosit cele mai avansate aparate medicale disponibile pentru a confirma faptul că o abordare simpla, dieta și un pic de mișcare pot vindeca bolile cardiovasculare, numărul unu cauzator de morți în SUA. </text:span></text:p>
      <text:p text:style-name="P3"/>
      <text:p text:style-name="P3"><text:tab/>Doctor Dean Ornish și colegii au publica<text:span text:style-name="T2">ti studiile</text:span> în cele mai prestigioase jurnale medicale <text:span text:style-name="T2">din lume. Totuși practica medicală nu s-a schimbat. Doctorii prescriu în continuare medicamente pentru scăderea tensiunii și a colesterolului. De ce ? Pentru că sistemul medical merge pe un model prin care doctorii sunt platiți pentru medicamentele și procedurile pe care le prescriu. Doctorii nu sunt platiți pentru educarea pacientului asupra unei diete sănătoase, astfel prevenind multe boli.</text:span></text:p>
      <text:p text:style-name="P2">De atunci mulți alții au dovedit că o dieta bogata în plante întregi <text:span text:style-name="T2">nu</text:span> este <text:span text:style-name="T2">doar</text:span> sana<text:span text:style-name="T2">toasa</text:span> <text:span text:style-name="T2">ci capabila să previna și să regregreseze multe boli moderne nu doar bolile cardiovasculare.</text:span>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999999" style:writing-mode="lr-tb" style:layout-grid-color="#c0c0c0" style:layout-grid-lines="20" style:layout-grid-base-height="0.278in" style:layout-grid-ruby-height="0.139in" style:layout-grid-mode="none" style:layout-grid-ruby-below="false" style:layout-grid-print="false" style:layout-grid-display="false" draw:fill="solid" draw:fill-color="#999999"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5T17:02:48.365316475</meta:creation-date>
    <dc:date>2022-07-25T21:41:34.083324105</dc:date>
    <meta:editing-duration>PT14M2S</meta:editing-duration>
    <meta:editing-cycles>3</meta:editing-cycles>
    <meta:generator>LibreOffice/6.4.7.2$Linux_X86_64 LibreOffice_project/40$Build-2</meta:generator>
    <meta:document-statistic meta:table-count="0" meta:image-count="0" meta:object-count="0" meta:page-count="1" meta:paragraph-count="11" meta:word-count="539" meta:character-count="3264" meta:non-whitespace-character-count="2721"/>
  </office:meta>
</office:document-meta>
</file>